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vg:font-family="Roboto, 'Helvetica Neue Light',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444444" style:font-name="Roboto" fo:font-size="10.5pt" fo:letter-spacing="normal" fo:font-style="normal" fo:font-weight="normal"/>
    </style:style>
    <style:style style:name="T2" style:family="text">
      <style:text-properties fo:font-variant="normal" fo:text-transform="none" fo:color="#444444"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2_Angular</text:p>
      <text:p text:style-name="Text_20_body"/>
      <text:p text:style-name="P1"><text:span text:style-name="Strong_20_Emphasis"><text:span text:style-name="T1">Ce tutoriel de Tour of Heroes</text:span></text:span><text:span text:style-name="T2"> </text:span><text:span text:style-name="T1">constitue la base conceptuelle de nombreux exemples de cette documentation. La lecture de cette page d'introduction fournit un contexte suffisant pour utiliser ces exemples. Vous n'avez pas besoin de suivre ce didacticiel pour comprendre ces autres exemples. Le tutoriel Tour of Heroes est maintenu ici pour le contexte et la continuité.</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vg:font-family="Roboto, 'Helvetica Neue Light',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16T12:14:14.982000000</dc:date>
    <meta:editing-duration>PT18M17S</meta:editing-duration>
    <meta:editing-cycles>2</meta:editing-cycles>
    <meta:document-statistic meta:table-count="0" meta:image-count="0" meta:object-count="0" meta:page-count="1" meta:paragraph-count="2" meta:word-count="58" meta:character-count="379" meta:non-whitespace-character-count="322"/>
  </office:meta>
</office:document-meta>
</file>